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officeooo:paragraph-rsid="000ba387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officeooo:paragraph-rsid="00173ea2"/>
    </style:style>
    <style:style style:name="P17" style:family="paragraph" style:parent-style-name="Standard" style:list-style-name="L1">
      <style:text-properties officeooo:paragraph-rsid="000ba387"/>
    </style:style>
    <style:style style:name="P18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19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0" style:family="paragraph" style:parent-style-name="Standard">
      <style:text-properties officeooo:paragraph-rsid="002df151"/>
    </style:style>
    <style:style style:name="P21" style:family="paragraph" style:parent-style-name="Standard">
      <style:paragraph-properties fo:text-align="center" style:justify-single-word="false"/>
      <style:text-properties fo:font-size="14pt" officeooo:rsid="000ba387" officeooo:paragraph-rsid="000ba387" style:font-size-asian="14pt" style:font-size-complex="14pt"/>
    </style:style>
    <style:style style:name="P22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3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dca67" style:font-size-asian="12pt" style:font-size-complex="12pt"/>
    </style:style>
    <style:style style:name="T14" style:family="text">
      <style:text-properties fo:font-size="12pt" officeooo:rsid="002df151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dca67"/>
    </style:style>
    <style:style style:name="T22" style:family="text">
      <style:text-properties style:text-underline-style="solid" style:text-underline-width="auto" style:text-underline-color="font-color" officeooo:rsid="002df151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0e7405"/>
    </style:style>
    <style:style style:name="T25" style:family="text">
      <style:text-properties officeooo:rsid="00173ea2"/>
    </style:style>
    <style:style style:name="T26" style:family="text">
      <style:text-properties officeooo:rsid="0017b8e8"/>
    </style:style>
    <style:style style:name="T27" style:family="text">
      <style:text-properties officeooo:rsid="00186b29"/>
    </style:style>
    <style:style style:name="T28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<text:span text:style-name="T28">Μοίρες,</text:span> <text:span text:style-name="T27">[PD]</text:span>/<text:span text:style-name="T27">[PM]/[PY]</text:span></text:p>
            <text:p text:style-name="P14"/>
            <text:p text:style-name="P14">Aριθμός πρωτοκόλλου: <text:span text:style-name="T27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27">[DNO]</text:span>/<text:span text:style-name="T27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22">αναρρωτικής</text:span><text:span text:style-name="T17"> άδειας </text:span><text:span text:style-name="T20">απουσίας </text:span><text:span text:style-name="T18">σε [ANAPLIROTI]</text:span></text:p>
      <text:p text:style-name="P2"/>
      <text:p text:style-name="P4">Έχοντας υπόψη </text:p>
      <text:list xml:id="list3767533889" text:style-name="L1">
        <text:list-item>
          <text:p text:style-name="P18">Τις διατάξεις των άρθρων 2, 48 και 49 του Ν.3528/07 (ΦΕΚ 26/9.2.2007 τ.Α)</text:p>
        </text:list-item>
        <text:list-item>
          <text:p text:style-name="P19">Την με αρίθμ. <text:span text:style-name="T24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6"><text:span text:style-name="T4">Την με αριθ</text:span>μ. <text:span text:style-name="T25">Πρωτ. </text:span>Φ.351.5/43/67822/Δ1 –<text:span text:style-name="T26"> 5-5-2014</text:span> <text:span text:style-name="T26">εγκύκλιο του Υπουργείου Παιδείας και Θρησκευμάτων.</text:span></text:p>
        </text:list-item>
        <text:list-item>
          <text:p text:style-name="P17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</text:span></text:p>
        </text:list-item>
      </text:list>
      <text:p text:style-name="P20"><text:s text:c="6"/>[EXTRA_DOCUMENT_1]</text:p>
      <text:p text:style-name="P20"><text:s text:c="6"/>[EXTRA_DOCUMENT_2]</text:p>
      <text:p text:style-name="P20"><text:s text:c="6"/>[EXTRA_DOCUMENT_3]</text:p>
      <text:p text:style-name="P20"><text:span text:style-name="T5"><text:s text:c="6"/>[EXTRA_DOCUMENT_4]</text:span></text:p>
      <text:p text:style-name="P21"><text:span text:style-name="T23">ΑΠΟΦΑΣΙΖΟΥΜΕ</text:span></text:p>
      <text:p text:style-name="P21"><text:span text:style-name="T23"/></text:p>
      <text:p text:style-name="P7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4">ΑΝΑΡΡΩΤΙΚΗ</text:span><text:span text:style-name="T5"> άδεια απουσίας</text:span><text:span text:style-name="T13">,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4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>Αρχειοθέτηση: </text:p>
          </table:table-cell>
          <table:table-cell table:style-name="Πίνακας2.A1" office:value-type="string">
            <text:p text:style-name="P6">[MANAGER]</text:p>
          </table:table-cell>
        </table:table-row>
        <table:table-row>
          <table:table-cell table:style-name="Πίνακας2.A1" office:value-type="string">
            <text:list xml:id="list1491846054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8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6:55:20.634618271</dc:date>
    <dc:creator>Ιωάννης Χαριτάκης</dc:creator>
    <meta:editing-duration>PT3H17M41S</meta:editing-duration>
    <meta:editing-cycles>25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4" meta:character-count="1538" meta:non-whitespace-character-count="1376"/>
  </office:meta>
</office:document-meta>
</file>